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201316"/>
    </style:style>
    <style:style style:name="P2" style:family="paragraph" style:parent-style-name="Standard">
      <style:text-properties officeooo:paragraph-rsid="0028b52b"/>
    </style:style>
    <style:style style:name="T1" style:family="text">
      <style:text-properties fo:language="en" fo:country="US" officeooo:rsid="00201316"/>
    </style:style>
    <style:style style:name="T2" style:family="text">
      <style:text-properties fo:language="en" fo:country="US" officeooo:rsid="00216fcb"/>
    </style:style>
    <style:style style:name="T3" style:family="text">
      <style:text-properties fo:language="en" fo:country="US" officeooo:rsid="0024b337"/>
    </style:style>
    <style:style style:name="T4" style:family="text">
      <style:text-properties fo:language="en" fo:country="US" officeooo:rsid="00268a9c"/>
    </style:style>
    <style:style style:name="T5" style:family="text">
      <style:text-properties fo:language="en" fo:country="US" officeooo:rsid="00279abf"/>
    </style:style>
    <style:style style:name="T6" style:family="text">
      <style:text-properties fo:language="en" fo:country="US" officeooo:rsid="0028b52b"/>
    </style:style>
    <style:style style:name="T7" style:family="text">
      <style:text-properties fo:language="en" fo:country="US" officeooo:rsid="0029abd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NV center in diamond is a promising candidate for new applications </text:span><text:span text:style-name="T2">related to the second quantum revolution, such as quantum communication, quantum computing or quantum metrology. Thanks to the recent progress in diamond synthesis, samples with high NV center concentration can now be achieved. This increase in the NV density comes with an increase of the interaction between them, which leads to new and complex ensemble effects. </text:span><text:span text:style-name="T7">Numerous applications, such as NMR hyperpolarization, bio-imagery or spin mechanics rely on the use of dense NV ensembles. Understanding and mastering the ensemble properties of NV centers will be a crucial point in the development of these technologies. </text:span></text:p>
      <text:p text:style-name="P1"><text:span text:style-name="T2"/></text:p>
      <text:p text:style-name="P2"><text:span text:style-name="T2">This doctoral thesis </text:span><text:span text:style-name="T6">focuses on</text:span><text:span text:style-name="T2"> </text:span><text:span text:style-name="T3">cross-relaxation</text:span><text:span text:style-name="T2"> between dense ensembles of NV centers, as well as the interaction between NV centers and other diamond paramagnetic impurities. </text:span><text:span text:style-name="T3">The aim of this work is to better understand the properties of dense NV centers ensemble, and to exploit them for new applications such as the detection of impurity or magnetometry. </text:span></text:p>
      <text:p text:style-name="P2"><text:span text:style-name="T3"/></text:p>
      <text:p text:style-name="P2"><text:span text:style-name="T3">In a first part we will detail the properties of single NV </text:span><text:span text:style-name="T4">and introduce </text:span><text:span text:style-name="T5">some</text:span><text:span text:style-name="T4"> notions </text:span><text:span text:style-name="T7">regarding</text:span><text:span text:style-name="T5"> dipole-dipole spin coupling and cross-relaxation. We will then show how cross-relaxations can be used to optically detect dark spin resonances, in this cases the VH- and War1 defects in CVD-grown diamond. </text:span><text:span text:style-name="T6">Finally, we will study cross-relaxations between subgroups of NV centers. We will first cover the influence of cross-relaxation on the spin dynamics and </text:span><text:span text:style-name="T7">its microscopic origin, and then consider the influence of the magnetic field on cross-relaxation and a potential application of those to perform low field magnetometry.</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07T11:39:42.977355937</meta:creation-date>
    <meta:generator>LibreOffice/6.4.7.2$Linux_X86_64 LibreOffice_project/40$Build-2</meta:generator>
    <dc:date>2022-10-07T15:21:17.152100434</dc:date>
    <meta:editing-duration>PT37M46S</meta:editing-duration>
    <meta:editing-cycles>1</meta:editing-cycles>
    <meta:document-statistic meta:table-count="0" meta:image-count="0" meta:object-count="0" meta:page-count="1" meta:paragraph-count="3" meta:word-count="257" meta:character-count="1669" meta:non-whitespace-character-count="1413"/>
  </office:meta>
</office:document-meta>
</file>